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Обычный" style:master-page-name="MP0" style:list-style-name="LFO1" style:family="paragraph">
      <style:paragraph-properties fo:break-before="page" style:vertical-align="baseline" fo:margin-bottom="0in" fo:line-height="100%"/>
      <style:text-properties style:font-name="Arial" style:font-name-asian="Times New Roman" style:font-name-complex="Arial" fo:color="#000000" style:language-asian="ru" style:country-asian="RU"/>
    </style:style>
    <style:style style:name="P2" style:parent-style-name="Обычный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ru" style:country-asian="RU"/>
    </style:style>
    <style:style style:name="P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4" style:parent-style-name="Обычный" style:family="paragraph">
      <style:paragraph-properties fo:margin-bottom="0in" fo:line-height="100%"/>
    </style:style>
    <style:style style:name="T5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background-color="#FCE5CD" style:language-asian="ru" style:country-asian="RU"/>
    </style:style>
    <style:style style:name="P6" style:parent-style-name="Обычный" style:family="paragraph">
      <style:paragraph-properties fo:margin-bottom="0in" fo:line-height="100%"/>
    </style:style>
    <style:style style:name="T7" style:parent-style-name="Основнойшрифтабзаца" style:family="text">
      <style:text-properties style:font-name="Arial" style:font-name-asian="Times New Roman" style:font-name-complex="Arial" fo:color="#000000" style:language-asian="ru" style:country-asian="RU"/>
    </style:style>
    <style:style style:name="T8" style:parent-style-name="Основнойшрифтабзаца" style:family="text">
      <style:text-properties style:font-name="Arial" style:font-name-asian="Times New Roman" style:font-name-complex="Arial" fo:color="#000000" fo:background-color="#FCE5CD" style:language-asian="ru" style:country-asian="RU"/>
    </style:style>
    <style:style style:name="P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0" style:parent-style-name="Обычный" style:list-style-name="LFO2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ru" style:country-asian="RU"/>
    </style:style>
    <style:style style:name="P11" style:parent-style-name="Обычный" style:family="paragraph">
      <style:paragraph-properties fo:margin-bottom="0in" fo:line-height="100%"/>
    </style:style>
    <style:style style:name="T12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background-color="#FCE5CD" fo:language="en" fo:country="US" style:language-asian="ru" style:country-asian="RU"/>
    </style:style>
    <style:style style:name="P13" style:parent-style-name="Обычный" style:family="paragraph">
      <style:paragraph-properties fo:margin-bottom="0in" fo:line-height="100%"/>
    </style:style>
    <style:style style:name="T14" style:parent-style-name="Основнойшрифтабзаца" style:family="text">
      <style:text-properties style:font-name="Arial" style:font-name-asian="Times New Roman" style:font-name-complex="Arial" fo:color="#000000" style:language-asian="ru" style:country-asian="RU"/>
    </style:style>
    <style:style style:name="P15" style:parent-style-name="Обычный" style:family="paragraph">
      <style:paragraph-properties fo:margin-bottom="0in" fo:line-height="100%"/>
    </style:style>
    <style:style style:name="T16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background-color="#FCE5CD" style:language-asian="ru" style:country-asian="RU"/>
    </style:style>
    <style:style style:name="P1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8" style:parent-style-name="Обычный" style:list-style-name="LFO3" style:family="paragraph">
      <style:paragraph-properties style:vertical-align="baseline" fo:margin-bottom="0in" fo:line-height="100%"/>
    </style:style>
    <style:style style:name="T19" style:parent-style-name="Основнойшрифтабзаца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style:language-asian="ru" style:country-asian="RU"/>
    </style:style>
    <style:style style:name="T20" style:parent-style-name="Основнойшрифтабзаца" style:family="text">
      <style:text-properties style:font-name="Arial" style:font-name-asian="Times New Roman" style:font-name-complex="Arial" fo:color="#000000" style:language-asian="ru" style:country-asian="RU"/>
    </style:style>
    <style:style style:name="P2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22" style:parent-style-name="Обычный" style:family="paragraph">
      <style:paragraph-properties fo:margin-bottom="0in" fo:line-height="100%"/>
    </style:style>
    <style:style style:name="T23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fo:language="en" fo:country="US" style:language-asian="ru" style:country-asian="RU"/>
    </style:style>
    <style:style style:name="P24" style:parent-style-name="Обычный" style:family="paragraph">
      <style:paragraph-properties fo:margin-bottom="0in" fo:line-height="100%"/>
    </style:style>
    <style:style style:name="T25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fo:language="en" fo:country="US" style:language-asian="ru" style:country-asian="RU"/>
    </style:style>
    <style:style style:name="P26" style:parent-style-name="Обычный" style:family="paragraph">
      <style:paragraph-properties fo:margin-bottom="0in" fo:line-height="100%"/>
    </style:style>
    <style:style style:name="T27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fo:language="en" fo:country="US" style:language-asian="ru" style:country-asian="RU"/>
    </style:style>
    <style:style style:name="P28" style:parent-style-name="Обычный" style:family="paragraph">
      <style:paragraph-properties fo:margin-bottom="0in" fo:line-height="100%"/>
    </style:style>
    <style:style style:name="T29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fo:language="en" fo:country="US" style:language-asian="ru" style:country-asian="RU"/>
    </style:style>
    <style:style style:name="P30" style:parent-style-name="Обычный" style:family="paragraph">
      <style:paragraph-properties fo:margin-bottom="0in" fo:line-height="100%"/>
    </style:style>
    <style:style style:name="T31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fo:language="en" fo:country="US" style:language-asian="ru" style:country-asian="RU"/>
    </style:style>
    <style:style style:name="P32" style:parent-style-name="Обычный" style:family="paragraph">
      <style:paragraph-properties fo:margin-bottom="0in" fo:line-height="100%"/>
    </style:style>
    <style:style style:name="T33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fo:language="en" fo:country="US" style:language-asian="ru" style:country-asian="RU"/>
    </style:style>
    <style:style style:name="P34" style:parent-style-name="Обычный" style:family="paragraph">
      <style:paragraph-properties fo:margin-bottom="0in" fo:line-height="100%"/>
    </style:style>
    <style:style style:name="T35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fo:language="en" fo:country="US" style:language-asian="ru" style:country-asian="RU"/>
    </style:style>
    <style:style style:name="P36" style:parent-style-name="Обычный" style:family="paragraph">
      <style:paragraph-properties fo:margin-bottom="0in" fo:line-height="100%"/>
    </style:style>
    <style:style style:name="T37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fo:language="en" fo:country="US" style:language-asian="ru" style:country-asian="RU"/>
    </style:style>
    <style:style style:name="P38" style:parent-style-name="Обычный" style:family="paragraph">
      <style:paragraph-properties fo:margin-bottom="0in" fo:line-height="100%"/>
    </style:style>
    <style:style style:name="T39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fo:language="en" fo:country="US" style:language-asian="ru" style:country-asian="RU"/>
    </style:style>
    <style:style style:name="P40" style:parent-style-name="Обычный" style:family="paragraph">
      <style:paragraph-properties fo:margin-bottom="0in" fo:line-height="100%"/>
    </style:style>
    <style:style style:name="T41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fo:language="en" fo:country="US" style:language-asian="ru" style:country-asian="RU"/>
    </style:style>
    <style:style style:name="P42" style:parent-style-name="Обычный" style:family="paragraph">
      <style:paragraph-properties fo:margin-bottom="0in" fo:line-height="100%"/>
    </style:style>
    <style:style style:name="T43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fo:language="en" fo:country="US" style:language-asian="ru" style:country-asian="RU"/>
    </style:style>
    <style:style style:name="P44" style:parent-style-name="Обычный" style:family="paragraph">
      <style:paragraph-properties fo:margin-bottom="0in" fo:line-height="100%"/>
    </style:style>
    <style:style style:name="T45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fo:language="en" fo:country="US" style:language-asian="ru" style:country-asian="RU"/>
    </style:style>
    <style:style style:name="P46" style:parent-style-name="Обычный" style:family="paragraph">
      <style:paragraph-properties fo:margin-bottom="0in" fo:line-height="100%"/>
    </style:style>
    <style:style style:name="T47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fo:language="en" fo:country="US" style:language-asian="ru" style:country-asian="RU"/>
    </style:style>
    <style:style style:name="P48" style:parent-style-name="Обычный" style:family="paragraph">
      <style:paragraph-properties fo:margin-bottom="0in" fo:line-height="100%"/>
    </style:style>
    <style:style style:name="T49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style:language-asian="ru" style:country-asian="RU"/>
    </style:style>
    <style:style style:name="P50" style:parent-style-name="Обычный" style:family="paragraph">
      <style:paragraph-properties fo:margin-bottom="0in" fo:line-height="100%"/>
    </style:style>
    <style:style style:name="T51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style:language-asian="ru" style:country-asian="RU"/>
    </style:style>
    <style:style style:name="P52" style:parent-style-name="Обычный" style:family="paragraph">
      <style:paragraph-properties fo:margin-bottom="0in" fo:line-height="100%"/>
    </style:style>
    <style:style style:name="T53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style:language-asian="ru" style:country-asian="RU"/>
    </style:style>
    <style:style style:name="T54" style:parent-style-name="Основнойшрифтабзаца" style:family="text">
      <style:text-properties style:font-name="Arial" style:font-name-asian="Times New Roman" style:font-name-complex="Arial" fo:color="#3D454C" fo:font-size="10.5pt" style:font-size-asian="10.5pt" style:font-size-complex="10.5pt" fo:background-color="#FFFFFF" style:language-asian="ru" style:country-asian="RU"/>
    </style:style>
    <style:style style:name="T55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style:language-asian="ru" style:country-asian="RU"/>
    </style:style>
    <style:style style:name="P56" style:parent-style-name="Обычный" style:family="paragraph">
      <style:paragraph-properties fo:margin-bottom="0in" fo:line-height="100%"/>
    </style:style>
    <style:style style:name="T57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style:language-asian="ru" style:country-asian="RU"/>
    </style:style>
    <style:style style:name="P58" style:parent-style-name="Обычный" style:family="paragraph">
      <style:paragraph-properties fo:margin-bottom="0in" fo:line-height="100%"/>
    </style:style>
    <style:style style:name="T59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style:language-asian="ru" style:country-asian="RU"/>
    </style:style>
    <style:style style:name="T60" style:parent-style-name="Основнойшрифтабзаца" style:family="text">
      <style:text-properties style:font-name="Trebuchet MS" style:font-name-asian="Times New Roman" style:font-name-complex="Times New Roman" fo:color="#555555" fo:font-size="19pt" style:font-size-asian="19pt" style:font-size-complex="19pt" fo:background-color="#FCE5CD" style:language-asian="ru" style:country-asian="RU"/>
    </style:style>
    <style:style style:name="T61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style:language-asian="ru" style:country-asian="RU"/>
    </style:style>
    <style:style style:name="P62" style:parent-style-name="Обычный" style:family="paragraph">
      <style:paragraph-properties fo:margin-bottom="0in" fo:line-height="100%"/>
    </style:style>
    <style:style style:name="T63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style:language-asian="ru" style:country-asian="RU"/>
    </style:style>
    <style:style style:name="P64" style:parent-style-name="Обычный" style:family="paragraph">
      <style:paragraph-properties fo:margin-bottom="0in" fo:line-height="100%"/>
    </style:style>
    <style:style style:name="T65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style:language-asian="ru" style:country-asian="RU"/>
    </style:style>
    <style:style style:name="P66" style:parent-style-name="Обычный" style:family="paragraph">
      <style:paragraph-properties fo:margin-bottom="0in" fo:line-height="100%"/>
    </style:style>
    <style:style style:name="T67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style:language-asian="ru" style:country-asian="RU"/>
    </style:style>
    <style:style style:name="P68" style:parent-style-name="Обычный" style:family="paragraph">
      <style:paragraph-properties fo:margin-bottom="0in" fo:line-height="100%"/>
    </style:style>
    <style:style style:name="T69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style:language-asian="ru" style:country-asian="RU"/>
    </style:style>
    <style:style style:name="P70" style:parent-style-name="Обычный" style:family="paragraph">
      <style:paragraph-properties fo:margin-bottom="0in" fo:line-height="100%"/>
    </style:style>
    <style:style style:name="T71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style:language-asian="ru" style:country-asian="RU"/>
    </style:style>
    <style:style style:name="P72" style:parent-style-name="Обычный" style:family="paragraph">
      <style:paragraph-properties fo:margin-bottom="0in" fo:line-height="100%"/>
    </style:style>
    <style:style style:name="T73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style:language-asian="ru" style:country-asian="RU"/>
    </style:style>
    <style:style style:name="P74" style:parent-style-name="Обычный" style:family="paragraph">
      <style:paragraph-properties fo:margin-bottom="0in" fo:line-height="100%"/>
    </style:style>
    <style:style style:name="T75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style:language-asian="ru" style:country-asian="RU"/>
    </style:style>
    <style:style style:name="P76" style:parent-style-name="Обычный" style:family="paragraph">
      <style:paragraph-properties fo:margin-bottom="0in" fo:line-height="100%"/>
    </style:style>
    <style:style style:name="T77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style:language-asian="ru" style:country-asian="RU"/>
    </style:style>
    <style:style style:name="P78" style:parent-style-name="Обычный" style:family="paragraph">
      <style:paragraph-properties fo:margin-bottom="0in" fo:line-height="100%"/>
    </style:style>
    <style:style style:name="T79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style:language-asian="ru" style:country-asian="RU"/>
    </style:style>
    <style:style style:name="P80" style:parent-style-name="Обычный" style:family="paragraph">
      <style:paragraph-properties fo:margin-bottom="0in" fo:line-height="100%"/>
    </style:style>
    <style:style style:name="T81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style:language-asian="ru" style:country-asian="RU"/>
    </style:style>
    <style:style style:name="P8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3" style:parent-style-name="Обычный" style:list-style-name="LFO4" style:family="paragraph">
      <style:paragraph-properties style:vertical-align="baseline" fo:margin-bottom="0in" fo:line-height="100%"/>
    </style:style>
    <style:style style:name="T84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style:text-underline-type="single" style:text-underline-style="solid" style:text-underline-width="auto" style:text-underline-mode="continuous" style:language-asian="ru" style:country-asian="RU"/>
    </style:style>
    <style:style style:name="P8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86" style:parent-style-name="Обычный" style:family="paragraph">
      <style:paragraph-properties fo:margin-bottom="0in" fo:line-height="100%"/>
    </style:style>
    <style:style style:name="T87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background-color="#FCE5CD" style:language-asian="ru" style:country-asian="RU"/>
    </style:style>
    <style:style style:name="T88" style:parent-style-name="Основнойшрифтабзаца" style:family="text">
      <style:text-properties style:font-name="Arial" style:font-name-asian="Times New Roman" style:font-name-complex="Arial" fo:color="#3D454C" fo:font-size="10.5pt" style:font-size-asian="10.5pt" style:font-size-complex="10.5pt" fo:background-color="#FFFFFF" style:language-asian="ru" style:country-asian="RU"/>
    </style:style>
    <style:style style:name="T89" style:parent-style-name="Основнойшрифтабзаца" style:family="text">
      <style:text-properties style:font-name="Arial" style:font-name-asian="Times New Roman" style:font-name-complex="Arial" fo:color="#000000" fo:font-size="13pt" style:font-size-asian="13pt" style:font-size-complex="13pt" fo:background-color="#FCE5CD" style:language-asian="ru" style:country-asian="RU"/>
    </style:style>
    <style:style style:name="T90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fo:background-color="#FCE5CD" style:language-asian="ru" style:country-asian="RU"/>
    </style:style>
    <style:style style:name="P9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92" style:parent-style-name="Обычный" style:list-style-name="LFO5" style:family="paragraph">
      <style:paragraph-properties style:vertical-align="baseline" fo:margin-bottom="0in" fo:line-height="100%"/>
    </style:style>
    <style:style style:name="T93" style:parent-style-name="Основнойшрифтабзаца" style:family="text">
      <style:text-properties style:font-name="Arial" style:font-name-asian="Times New Roman" style:font-name-complex="Arial" fo:color="#000000" fo:font-size="12pt" style:font-size-asian="12pt" style:font-size-complex="12pt" style:text-underline-type="single" style:text-underline-style="solid" style:text-underline-width="auto" style:text-underline-mode="continuous" style:language-asian="ru" style:country-asian="RU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95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 fo:background-color="#FCE5CD" fo:language="en" fo:country="US" style:language-asian="ru" style:country-asian="RU"/>
    </style:style>
    <style:style style:name="T96" style:parent-style-name="Основнойшрифтабзаца" style:family="text">
      <style:text-properties style:font-name="Arial" style:font-name-asian="Times New Roman" style:font-name-complex="Arial" fo:color="#000000" fo:font-size="10.5pt" style:font-size-asian="10.5pt" style:font-size-complex="10.5pt" fo:background-color="#F6F7F8" fo:language="en" fo:country="US" style:language-asian="ru" style:country-asian="RU"/>
    </style:style>
    <style:style style:name="T97" style:parent-style-name="Основнойшрифтабзаца" style:family="text">
      <style:text-properties style:font-name="Arial" style:font-name-asian="Times New Roman" style:font-name-complex="Arial" fo:color="#000000" fo:font-size="14pt" style:font-size-asian="14pt" style:font-size-complex="14pt" fo:background-color="#FCE5CD" fo:language="en" fo:country="US" style:language-asian="ru" style:country-asian="RU"/>
    </style:style>
  </office:automatic-styles>
  <office:body>
    <office:text text:use-soft-page-breaks="true">
      <text:list text:style-name="LFO1" text:continue-numbering="true">
        <text:list-item>
          <text:p text:style-name="P1">Подключаешься к нашему WIFI</text:p>
        </text:list-item>
        <text:list-item>
          <text:p text:style-name="P2">В терминале вводишь:</text:p>
        </text:list-item>
      </text:list>
      <text:p text:style-name="P3"/>
      <text:p text:style-name="P4"><text:span text:style-name="T5">ssh vladvenslav@10.30.30.70</text:span></text:p>
      <text:p text:style-name="P6"><text:span text:style-name="T7">Пароль:<text:s/></text:span><text:span text:style-name="T8">12345678</text:span></text:p>
      <text:p text:style-name="P9"><text:line-break/></text:p>
      <text:list text:style-name="LFO2" text:continue-numbering="true">
        <text:list-item>
          <text:p text:style-name="P10">Подключаешься к БД:</text:p>
        </text:list-item>
      </text:list>
      <text:p text:style-name="P11"><text:span text:style-name="T12">mysql -u redmine -t redmine -p</text:span></text:p>
      <text:p text:style-name="P13"><text:span text:style-name="T14">Пароль:</text:span></text:p>
      <text:p text:style-name="P15"><text:span text:style-name="T16">Frdfcnjg1</text:span></text:p>
      <text:p text:style-name="P17"><text:line-break/><text:line-break/><text:line-break/></text:p>
      <text:list text:style-name="LFO3" text:continue-numbering="true">
        <text:list-item>
          <text:p text:style-name="P18"><text:span text:style-name="T19">Далее вызываешь команду на создание пользователя в таблице users</text:span><text:span text:style-name="T20"><text:s/>(предварительно вставив &lt;LOGIN&gt;, '&lt;ИМЯ&gt;', '&lt;ФАМИЛИЯ&gt;'):</text:span></text:p>
        </text:list-item>
      </text:list>
      <text:p text:style-name="P21"/>
      <text:p text:style-name="P22"><text:span text:style-name="T23">insert into users (login, </text:span></text:p>
      <text:p text:style-name="P24"><text:span text:style-name="T25">firstname, </text:span></text:p>
      <text:p text:style-name="P26"><text:span text:style-name="T27">lastname, </text:span></text:p>
      <text:p text:style-name="P28"><text:span text:style-name="T29">hashed_password,</text:span></text:p>
      <text:p text:style-name="P30"><text:span text:style-name="T31">admin, </text:span></text:p>
      <text:p text:style-name="P32"><text:span text:style-name="T33">last_login_on,</text:span></text:p>
      <text:p text:style-name="P34"><text:span text:style-name="T35">language,</text:span></text:p>
      <text:p text:style-name="P36"><text:span text:style-name="T37">updated_on,</text:span></text:p>
      <text:p text:style-name="P38"><text:span text:style-name="T39">type,</text:span></text:p>
      <text:p text:style-name="P40"><text:span text:style-name="T41">mail_notification,</text:span></text:p>
      <text:p text:style-name="P42"><text:span text:style-name="T43">salt,</text:span></text:p>
      <text:p text:style-name="P44"><text:span text:style-name="T45">must_change_passwd,</text:span></text:p>
      <text:p text:style-name="P46"><text:span text:style-name="T47">passwd_changed_on</text:span></text:p>
      <text:p text:style-name="P48"><text:span text:style-name="T49">) </text:span></text:p>
      <text:p text:style-name="P50"><text:span text:style-name="T51">values</text:span></text:p>
      <text:p text:style-name="P52"><text:span text:style-name="T53">('</text:span><text:span text:style-name="T54">ryarovoy</text:span><text:span text:style-name="T55">',</text:span></text:p>
      <text:p text:style-name="P56"><text:span text:style-name="T57">'Р.Н.', </text:span></text:p>
      <text:p text:style-name="P58"><text:span text:style-name="T59">'</text:span><text:span text:style-name="T60">Яровой</text:span><text:span text:style-name="T61">', </text:span></text:p>
      <text:p text:style-name="P62"><text:span text:style-name="T63">'33a4a5214a2c2605f80185815c8337c66e85b5fc',</text:span></text:p>
      <text:p text:style-name="P64"><text:span text:style-name="T65">0, </text:span></text:p>
      <text:p text:style-name="P66"><text:span text:style-name="T67">'2024-03-12 16:30:00', </text:span></text:p>
      <text:p text:style-name="P68"><text:span text:style-name="T69">'ru', </text:span></text:p>
      <text:p text:style-name="P70"><text:span text:style-name="T71">'2024-03-12 16:30:00', </text:span></text:p>
      <text:p text:style-name="P72"><text:span text:style-name="T73">'User', </text:span></text:p>
      <text:p text:style-name="P74"><text:span text:style-name="T75">'only_my_events', </text:span></text:p>
      <text:p text:style-name="P76"><text:span text:style-name="T77">'969d3ec491b33a6d60794cb910e4caf6', </text:span></text:p>
      <text:p text:style-name="P78"><text:span text:style-name="T79">0, </text:span></text:p>
      <text:p text:style-name="P80"><text:span text:style-name="T81">'2024-03-12 16:30:00');</text:span></text:p>
      <text:p text:style-name="P82"><text:line-break/></text:p>
      <text:list text:style-name="LFO4" text:continue-numbering="true">
        <text:list-item>
          <text:p text:style-name="P83"><text:span text:style-name="T84">ПОЛУЧАЕШЬ id СОЗДАННОГО ПОЛЬЗОВАТЕЛЯ (предварительно вставив логин пользователя, который был добавлен на предыдущем этапе):</text:span></text:p>
        </text:list-item>
      </text:list>
      <text:p text:style-name="P85"/>
      <text:p text:style-name="P86"><text:span text:style-name="T87">select id from users where login='</text:span><text:span text:style-name="T88">ryarovoy</text:span><text:span text:style-name="T89">'</text:span><text:span text:style-name="T90">;</text:span></text:p>
      <text:p text:style-name="P91"><text:line-break/></text:p>
      <text:list text:style-name="LFO5" text:continue-numbering="true">
        <text:list-item>
          <text:p text:style-name="P92"><text:span text:style-name="T93">ПРИВЯЗЫВАЕШЬ ПОЧТУ (предварительно вставив id, полученный на предыдущем этапе и почту):</text:span></text:p>
        </text:list-item>
      </text:list>
      <text:p text:style-name="Обычный"><text:span text:style-name="T94"><text:line-break/></text:span><text:span text:style-name="T95">insert into email_addresses (user_id, address, is_default, notify, created_on, updated_on) values (207, '</text:span><text:span text:style-name="T96">ryarovoy@icasc.ru</text:span><text:span text:style-name="T97">', 1, 1, '2024-03-12 16:30:00', '2024-03-12 16:30:00'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nsl</meta:initial-creator>
    <dc:creator>Vensl</dc:creator>
    <meta:creation-date>2024-08-06T07:52:00Z</meta:creation-date>
    <dc:date>2024-08-06T07:52:00Z</dc:date>
    <meta:template xlink:href="Normal.dotm" xlink:type="simple"/>
    <meta:editing-cycles>3</meta:editing-cycles>
    <meta:editing-duration>PT0S</meta:editing-duration>
    <meta:document-statistic meta:page-count="1" meta:paragraph-count="2" meta:word-count="172" meta:character-count="1151" meta:row-count="8" meta:non-whitespace-character-count="981"/>
  </office:meta>
</office:document-meta>
</file>